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6c7e3" officeooo:paragraph-rsid="0006c7e3" style:font-weight-asian="normal" style:font-weight-complex="normal"/>
    </style:style>
    <style:style style:name="P5" style:family="paragraph" style:parent-style-name="Standard">
      <style:text-properties fo:font-weight="normal" officeooo:rsid="00080183" officeooo:paragraph-rsid="00080183" style:font-weight-asian="normal" style:font-weight-complex="normal"/>
    </style:style>
    <style:style style:name="P6" style:family="paragraph" style:parent-style-name="Standard">
      <style:text-properties officeooo:rsid="000b33fa" officeooo:paragraph-rsid="000b33fa"/>
    </style:style>
    <style:style style:name="P7" style:family="paragraph" style:parent-style-name="Standard">
      <style:text-properties officeooo:rsid="000b8b5c" officeooo:paragraph-rsid="000b8b5c"/>
    </style:style>
    <style:style style:name="P8" style:family="paragraph" style:parent-style-name="Standard">
      <style:text-properties fo:color="#3333ff" officeooo:rsid="000c3f8a"/>
    </style:style>
    <style:style style:name="P9" style:family="paragraph" style:parent-style-name="Standard" style:list-style-name="L1"/>
    <style:style style:name="P10" style:family="paragraph" style:parent-style-name="Standard">
      <style:text-properties officeooo:rsid="000ef64b" officeooo:paragraph-rsid="000ef64b"/>
    </style:style>
    <style:style style:name="P11" style:family="paragraph" style:parent-style-name="Standard">
      <style:text-properties officeooo:rsid="00105e80" officeooo:paragraph-rsid="00105e80"/>
    </style:style>
    <style:style style:name="P12" style:family="paragraph" style:parent-style-name="Standard">
      <style:text-properties officeooo:paragraph-rsid="00105e80"/>
    </style:style>
    <style:style style:name="P13" style:family="paragraph" style:parent-style-name="Standard">
      <style:text-properties officeooo:rsid="00119aac" officeooo:paragraph-rsid="00119aac"/>
    </style:style>
    <style:style style:name="P14" style:family="paragraph" style:parent-style-name="Standard">
      <style:text-properties officeooo:rsid="001444e6" officeooo:paragraph-rsid="001444e6"/>
    </style:style>
    <style:style style:name="T1" style:family="text">
      <style:text-properties fo:color="#3333ff"/>
    </style:style>
    <style:style style:name="T2" style:family="text">
      <style:text-properties fo:color="#3333ff" officeooo:rsid="00054e1a"/>
    </style:style>
    <style:style style:name="T3" style:family="text">
      <style:text-properties fo:color="#3333ff" officeooo:rsid="000c3f8a"/>
    </style:style>
    <style:style style:name="T4" style:family="text">
      <style:text-properties officeooo:rsid="00054e1a"/>
    </style:style>
    <style:style style:name="T5" style:family="text">
      <style:text-properties fo:color="#000000"/>
    </style:style>
    <style:style style:name="T6" style:family="text">
      <style:text-properties fo:color="#000000" officeooo:rsid="00054e1a"/>
    </style:style>
    <style:style style:name="T7" style:family="text">
      <style:text-properties officeooo:rsid="00080183"/>
    </style:style>
    <style:style style:name="T8" style:family="text">
      <style:text-properties officeooo:rsid="0009f6b6"/>
    </style:style>
    <style:style style:name="T9" style:family="text">
      <style:text-properties officeooo:rsid="00105e80"/>
    </style:style>
    <style:style style:name="T10" style:family="text">
      <style:text-properties officeooo:rsid="001344d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 de machines</text:p>
      <text:p text:style-name="Standard"/>
      <text:p text:style-name="Standard"/>
      <text:p text:style-name="Standard">golem, rondoudou, carapuce, behemot, <text:span text:style-name="T4">porygon</text:span><text:span text:style-name="T1">,</text:span><text:span text:style-name="T5"> </text:span><text:span text:style-name="T6">smogogo</text:span></text:p>
      <text:p text:style-name="Standard"/>
      <text:p text:style-name="Standard">MDS : 3</text:p>
      <text:p text:style-name="Standard"><text:tab/>- carapuce : <text:span text:style-name="T4">192.168.1.43</text:span></text:p>
      <text:p text:style-name="Standard"><text:tab/><text:span text:style-name="T1">- </text:span><text:span text:style-name="T2">porygon : 192.168.1.48</text:span></text:p>
      <text:p text:style-name="P1"><text:tab/>- <text:span text:style-name="T4">smogogo : 192.168.1.2</text:span></text:p>
      <text:p text:style-name="P1"/>
      <text:p text:style-name="Standard">OSD : 3</text:p>
      <text:p text:style-name="Standard"><text:s/><text:tab/>- golem : <text:span text:style-name="T4">192.168.1.51</text:span></text:p>
      <text:p text:style-name="Standard"><text:tab/>- ronboudou : <text:span text:style-name="T4">192.168.1.29</text:span></text:p>
      <text:p text:style-name="Standard"><text:tab/>-<text:span text:style-name="T1"> behemot : </text:span><text:span text:style-name="T2">192.168.1.56</text:span></text:p>
      <text:p text:style-name="P1"/>
      <text:p text:style-name="Standard">Monitor : 1 <text:span text:style-name="T1">???</text:span></text:p>
      <text:p text:style-name="Standard"><text:tab/>- golem</text:p>
      <text:p text:style-name="Standard"><text:tab/>- <text:span text:style-name="T3">rondoudou</text:span></text:p>
      <text:p text:style-name="P8"><text:tab/>- behemot</text:p>
      <text:p text:style-name="Standard"/>
      <text:p text:style-name="Standard">Client : 2</text:p>
      <text:p text:style-name="Standard"><text:tab/><text:span text:style-name="T1">- machineperso1</text:span></text:p>
      <text:p text:style-name="P1"><text:tab/>- machineperso2</text:p>
      <text:p text:style-name="P1"/>
      <text:p text:style-name="Standard"/>
      <text:p text:style-name="P2">Test disponibilité</text:p>
      <text:p text:style-name="P2"/>
      <text:p text:style-name="P3">supprimer un OSD</text:p>
      <text:p text:style-name="P3">supprimer deux OSD</text:p>
      <text:p text:style-name="P3">perte de données ? Conséquences niveau client ? Malgrès perte de données, etat du cluster ? Fonctionne encore ou totalement HS ?</text:p>
      <text:p text:style-name="P3"/>
      <text:p text:style-name="P3">supprimer un MDS :</text:p>
      <text:p text:style-name="P4">si le mds plante il suffit de relancer la machine pour qu'il se réactive.</text:p>
      <text:p text:style-name="P4">(carapuce <text:s/>a planter, <text:s/>on l'as relancer mais la carte réseau ne c'est pas relancer, on la lancer avec ifup eth1 et le mds <text:span text:style-name="T7">remarche)</text:span></text:p>
      <text:p text:style-name="P4"/>
      <text:p text:style-name="P5">Vérification du sytéme sur ceph avec le mds planté :</text:p>
      <text:p text:style-name="P5"/>
      <text:p text:style-name="P5">ceph@golem:~$ sudo ceph health </text:p>
      <text:p text:style-name="P5"><text:s text:c="4"/>HEALTH_WARN mds carapuce is laggy </text:p>
      <text:p text:style-name="P5">ceph@golem:~$ sudo ceph status </text:p>
      <text:p text:style-name="P5"><text:s text:c="4"/>cluster d4a63950-a12f-4e4d-983b-57583bf09bac </text:p>
      <text:p text:style-name="P5"><text:s text:c="5"/>health HEALTH_WARN mds carapuce is laggy </text:p>
      <text:p text:style-name="P5"><text:s text:c="5"/>monmap e1: 1 mons at {golem=192.168.1.51:6789/0}, election epoch 1, quorum 0 golem </text:p>
      <text:p text:style-name="P5"><text:s text:c="5"/>mdsmap e2365: 1/1/1 up {0=carapuce=up:active(laggy or crashed)} </text:p>
      <text:p text:style-name="P5"><text:s text:c="5"/>osdmap e54: 2 osds: 2 up, 2 in </text:p>
      <text:p text:style-name="P5"><text:s text:c="6"/>pgmap v2933: 192 pgs, 3 pools, 223 MB data, 87 objects </text:p>
      <text:p text:style-name="P5"><text:s text:c="12"/>10794 MB used, 9185 MB / 19980 MB avail </text:p>
      <text:p text:style-name="P5"><text:s text:c="17"/>192 active+clean </text:p>
      <text:p text:style-name="P5"/>
      <text:p text:style-name="P5">quand le mds à redémarré j'ai refait un ceph status sur golem :</text:p>
      <text:p text:style-name="P5"><text:soft-page-break/></text:p>
      <text:p text:style-name="P5">ceph@golem:~$ sudo ceph status </text:p>
      <text:p text:style-name="P5"><text:s text:c="4"/>cluster d4a63950-a12f-4e4d-983b-57583bf09bac </text:p>
      <text:p text:style-name="P5"><text:s text:c="5"/>health HEALTH_OK </text:p>
      <text:p text:style-name="P5"><text:s text:c="5"/>monmap e1: 1 mons at {golem=192.168.1.51:6789/0}, election epoch 1, quorum 0 golem </text:p>
      <text:p text:style-name="P5"><text:s text:c="5"/>mdsmap e2388: 1/1/1 up {0=carapuce=up:active} </text:p>
      <text:p text:style-name="P5"><text:s text:c="5"/>osdmap e55: 2 osds: 2 up, 2 in </text:p>
      <text:p text:style-name="P5"><text:s text:c="6"/>pgmap v2935: 192 pgs, 3 pools, 223 MB data, 87 objects </text:p>
      <text:p text:style-name="P5"><text:s text:c="12"/>10794 MB used, 9185 MB / 19980 MB avail </text:p>
      <text:p text:style-name="P5"><text:s text:c="17"/>192 active+clean </text:p>
      <text:p text:style-name="P5"><text:s text:c="2"/>client io 0 B/s rd, 0 op/s </text:p>
      <text:p text:style-name="P3"/>
      <text:p text:style-name="P3"/>
      <text:p text:style-name="P3">supprimer deux MDS</text:p>
      <text:p text:style-name="P3">supprimer tous les MDS</text:p>
      <text:p text:style-name="P3"/>
      <text:p text:style-name="P3">supprimer le monitor</text:p>
      <text:p text:style-name="P3"/>
      <text:p text:style-name="P2"/>
      <text:p text:style-name="P2">Test performance</text:p>
      <text:p text:style-name="Standard"/>
      <text:p text:style-name="Standard">acces sequentiels/aléatoires</text:p>
      <text:p text:style-name="Standard">gros fichiers/petits fichiers</text:p>
      <text:p text:style-name="Standard">bas niveau : dd : copie octet par octet/copie haut niveau</text:p>
      <text:p text:style-name="Standard">Acces concurrentiels</text:p>
      <text:p text:style-name="Standard"/>
      <text:p text:style-name="Standard">Tester différence entre les différents systèmes de fichiers : </text:p>
      <text:list xml:id="list9198616565362848741" text:style-name="L1">
        <text:list-item>
          <text:list>
            <text:list-item>
              <text:p text:style-name="P9">coté serveur : actuellement xfs, voir btrfs cephfs, ext4..........</text:p>
            </text:list-item>
            <text:list-item>
              <text:p text:style-name="P9">coté client : actuellement ext4, voir autres possibilité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6">Problème de cluster nous avions 3 cluster de ceph installé sur golem :</text:p>
      <text:p text:style-name="P6"><text:tab/>- un dans /home/root/cluster → fsid = <text:span text:style-name="T8">490b1d93-f413-430b-b5d7-d632b7556f35 </text:span></text:p>
      <text:p text:style-name="P6"><text:tab/>-un dans /home/ceph<text:tab/> <text:s text:c="10"/>→ fsid = 0346f25b-53f7-43ce-9018-8e37181f844d</text:p>
      <text:p text:style-name="P6"><text:tab/>-un dans /home/ceph/cluster → fsid = d4a63950-a12f-4e4d-983b-57583bf09bac</text:p>
      <text:p text:style-name="Standard"/>
      <text:p text:style-name="P7">on a purge toute l'installation de ceph :</text:p>
      <text:p text:style-name="P7">ceph-deploy purgedata golem rondoudou carapuce behemot porygon smogogo</text:p>
      <text:p text:style-name="P7">ceph-deploy forgetkeys</text:p>
      <text:p text:style-name="P7">ceph-deploy purge golem rondoudou carapuce behemot porygon smogogo</text:p>
      <text:p text:style-name="P7"/>
      <text:p text:style-name="P6">Pour avoir un seul cluster il faut lancer toutes les commandes d'installation de ceph dans un seul dossier : /home/ceph/cluster</text:p>
      <text:p text:style-name="Standard"/>
      <text:p text:style-name="P7">on a ajouter dans le .bashrc de ceph des alias :</text:p>
      <text:p text:style-name="P7"><text:s/>alias ceph-deploy='cd /home/ceph/cluster; ceph-deploy' </text:p>
      <text:p text:style-name="P7"><text:s/>alias ceph='cd /home/ceph/cluster; ceph' </text:p>
      <text:p text:style-name="Standard"/>
      <text:p text:style-name="Standard"/>
      <text:p text:style-name="P10"><text:soft-page-break/>ntp problème :</text:p>
      <text:p text:style-name="P10">vers la fin de notre projet nos machines on eu un décalage d'horloge (clock skew) de quelque seconde, ce qui empêché ceph de fonctionner <text:span text:style-name="T10">normalement</text:span>, <text:span text:style-name="T10">C</text:span>eph est comme un file system mais sur plusieurs machines si ces machines ne sont pas une horloge synchronisé la copie de fichier peut causer des problèmes, exemple :</text:p>
      <text:p text:style-name="P10">copie de fichier à partir d'un client lancé à 15h34 </text:p>
      <text:p text:style-name="P10">la copie se lancera mais décalé en fonction de l'heure sur les machines il y aura donc des problèmes pour copier ou récupérer des fichiers.</text:p>
      <text:p text:style-name="P10">Pour palier ce problème nous <text:span text:style-name="T10">avons</text:span> dû reconfigure ntp :</text:p>
      <text:p text:style-name="P10">On a fait un serveur ntp sur <text:span text:style-name="T9">golem en modifiant le fichier /etc/ntp.conf en enlevant les serveur de temps extérieur et en rajoutant golem comme serveur :</text:span></text:p>
      <text:p text:style-name="P10"/>
      <text:p text:style-name="P10"/>
      <text:p text:style-name="Standard"/>
      <text:p text:style-name="P11">server 127.127.1.0 # adresse localhost utilisé par ntp</text:p>
      <text:p text:style-name="P11">server 192.168.1.51 # <text:span text:style-name="T10">adresse</text:span> de golem pour le nommé comme serveur ntp</text:p>
      <text:p text:style-name="P12"><text:span text:style-name="T9">fudge 127.127.1.0 stratum 4 # </text:span>ajouter <text:span text:style-name="T9">l'</text:span>horloge système comme source de temps par le paramètre fudge <text:span text:style-name="T9">et pour le mettre en stratum 4</text:span></text:p>
      <text:p text:style-name="P11"/>
      <text:p text:style-name="P11">restrict 192.168.1.0 mask 255.255.255.0 <text:s/>nomodify # pour restricter <text:span text:style-name="T10">l’accès</text:span> au serveur et ne permettre qu'aux machine sur le réseau de se synchronisé sur le serveur ntp</text:p>
      <text:p text:style-name="P11"/>
      <text:p text:style-name="P11">broadcast 192.168.1.255 # l'adresse de broadcast </text:p>
      <text:p text:style-name="P11"/>
      <text:p text:style-name="P11">nous avons ensuite lancé une mise à jour de l'horloge des client à partir du serveur ntp sur golem avec l'aide de ntpdate 192.168.1.51 (nous avons lancé plusieurs fois cette commande pour accélérer la synchronisation de toute les horloges)</text:p>
      <text:p text:style-name="P11">et ensuite nous avons modifié le fichier /etc/ntp.conf pour rajouter le serveur ntp sur les clients :</text:p>
      <text:p text:style-name="P11"><text:s/></text:p>
      <text:p text:style-name="P11">server 192.168.1.51</text:p>
      <text:p text:style-name="P11"/>
      <text:p text:style-name="P11">nos machines sont donc toutes synchronisé à partir de golem et nous n'avons plus de problème décalage d'horloge sur <text:span text:style-name="T10">C</text:span>eph.</text:p>
      <text:p text:style-name="P11"/>
      <text:p text:style-name="P11"/>
      <text:p text:style-name="P11"/>
      <text:p text:style-name="P14">Pour installé mds :</text:p>
      <text:p text:style-name="P14"/>
      <text:p text:style-name="P14">sur golem :</text:p>
      <text:p text:style-name="P14">ceph-deploy install carapuce</text:p>
      <text:p text:style-name="P14">ceph-deploy mds create carapuce</text:p>
      <text:p text:style-name="P14"/>
      <text:p text:style-name="P14">Pour activé mds : </text:p>
      <text:p text:style-name="P14">ceph mds set_max_mds 2</text:p>
      <text:p text:style-name="P14"/>
      <text:p text:style-name="P14">nous avons 2 mds actif et 1 en standby</text:p>
      <text:p text:style-name="P14"/>
      <text:p text:style-name="P13">Plan rapport :</text:p>
      <text:p text:style-name="P13"/>
      <text:p text:style-name="P13">Introduction</text:p>
      <text:p text:style-name="P13">système de fichier distribué</text:p>
      <text:p text:style-name="P13">Ceph</text:p>
      <text:p text:style-name="P13"><text:soft-page-break/><text:tab/>Présentation</text:p>
      <text:p text:style-name="P13"><text:tab/>Architecture cluster</text:p>
      <text:p text:style-name="P13"><text:tab/>Installation</text:p>
      <text:p text:style-name="P13"><text:tab/><text:span text:style-name="T10">(</text:span>Erreurs rencontrés <text:span text:style-name="T10">lors de installation)</text:span></text:p>
      <text:p text:style-name="P13"><text:tab/>Test de disponibilité</text:p>
      <text:p text:style-name="P13"><text:tab/>Test de performance</text:p>
      <text:p text:style-name="P13">Lustre</text:p>
      <text:p text:style-name="P1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ustibot </meta:initial-creator>
    <meta:creation-date>2014-02-26T14:12:47.868215742</meta:creation-date>
    <dc:date>2014-03-20T17:13:39.467437940</dc:date>
    <meta:editing-duration>PT1H26M14S</meta:editing-duration>
    <meta:editing-cycles>12</meta:editing-cycles>
    <meta:generator>LibreOffice/4.1.3.2$Linux_X86_64 LibreOffice_project/410m0$Build-2</meta:generator>
    <dc:creator>croustibot </dc:creator>
    <meta:document-statistic meta:table-count="0" meta:image-count="0" meta:object-count="0" meta:page-count="4" meta:paragraph-count="105" meta:word-count="780" meta:character-count="5052" meta:non-whitespace-character-count="4182"/>
  </office:meta>
</office:document-meta>
</file>